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F" svg:font-family="" style:font-family-generic="roman"/>
    <style:font-face style:name="Helvetica1" svg:font-family="Helvetica, 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99" draw:opacity="86%" draw:textarea-horizontal-align="justify" draw:textarea-vertical-align="middle" draw:auto-grow-height="false" fo:min-height="4.83cm" fo:min-width="16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4" style:family="graphic" style:parent-style-name="standard">
      <style:graphic-properties draw:fill-color="#aae8ea" draw:opacity="100%" draw:textarea-horizontal-align="justify" draw:textarea-vertical-align="middle" draw:auto-grow-height="false" fo:min-height="1.909cm" fo:min-width="3.3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0.545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standard">
      <style:graphic-properties draw:fill-color="#ff8080" draw:textarea-horizontal-align="justify" draw:textarea-vertical-align="middle" draw:auto-grow-height="false" fo:min-height="1.274cm" fo:min-width="3.691cm"/>
    </style:style>
    <style:style style:name="gr11" style:family="graphic" style:parent-style-name="standard">
      <style:graphic-properties draw:stroke="none" svg:stroke-color="#000000" draw:fill="none" draw:fill-color="#ffffff" fo:min-height="2.671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-color="#99ff99" draw:opacity="86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aae8ea" draw:opacity="100%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ae8ea" draw:opacity="100%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8080"/>
      <style:paragraph-properties fo:text-align="center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>
        <style:tab-stops>
          <style:tab-stop style:position="3.387cm"/>
        </style:tab-stops>
      </style:paragraph-properties>
      <style:text-properties style:font-name="Helvetica" style:font-name-asian="Helvetica1"/>
    </style:style>
    <style:style style:name="P11" style:family="paragraph">
      <style:paragraph-properties>
        <style:tab-stops>
          <style:tab-stop style:position="3.387cm"/>
        </style:tab-stops>
      </style:paragraph-properties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64cm" svg:height="5.08cm" svg:x="1cm" svg:y="14.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10.398cm" svg:y="1.889cm">
          <draw:text-box>
            <text:p/>
          </draw:text-box>
        </draw:frame>
        <draw:frame draw:style-name="gr3" draw:text-style-name="P2" draw:layer="layout" svg:width="4.953cm" svg:height="3.323cm" svg:x="10.017cm" svg:y="1.106cm">
          <draw:text-box>
            <text:p><text:span text:style-name="T1">Domino model workflow</text:span></text:p>
            <text:p/>
          </draw:text-box>
        </draw:frame>
        <draw:custom-shape draw:style-name="gr4" draw:text-style-name="P4" draw:layer="layout" svg:width="3.81cm" svg:height="2.159cm" svg:x="2.397cm" svg:y="4.429cm">
          <text:p text:style-name="P3"><text:span text:style-name="T2">Model in Maya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207cm" svg:y1="5.445cm" svg:x2="7.604cm" svg:y2="5.445cm">
          <text:p/>
        </draw:line>
        <draw:custom-shape draw:style-name="gr4" draw:text-style-name="P4" draw:layer="layout" svg:width="3.81cm" svg:height="2.159cm" svg:x="7.604cm" svg:y="4.429cm">
          <text:p text:style-name="P3"><text:span text:style-name="T2">Texture in </text:span></text:p>
          <text:p text:style-name="P3"><text:span text:style-name="T2">Photoshop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441cm" svg:y1="5.572cm" svg:x2="13.473cm" svg:y2="5.572cm">
          <text:p/>
        </draw:line>
        <draw:custom-shape draw:style-name="gr4" draw:text-style-name="P6" xml:id="id1" draw:id="id1" draw:layer="layout" svg:width="3.81cm" svg:height="2.159cm" svg:x="13.573cm" svg:y="4.429cm">
          <text:p text:style-name="P3"><text:span text:style-name="T3"/></text:p>
          <text:p text:style-name="P3"><text:span text:style-name="T3">-Diffuse</text:span></text:p>
          <text:p text:style-name="P3"><text:span text:style-name="T3">-Normals</text:span></text:p>
          <text:p text:style-name="P3"><text:span text:style-name="T3">-Specular</text:span></text:p>
          <text:p text:style-name="P3"><text:span text:style-name="T3">-Lightmaps?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81cm" svg:height="2.159cm" svg:x="2.397cm" svg:y="10.271cm">
          <text:p text:style-name="P3"><text:span text:style-name="T2">Bake textures</text:span></text:p>
          <text:p text:style-name="P3"><text:span text:style-name="T2">In Maya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478cm" svg:y1="6.588cm" svg:x2="4.302cm" svg:y2="10.271cm" draw:start-shape="id1" draw:start-glue-point="2" draw:end-shape="id2" draw:end-glue-point="0" svg:d="M15478 6588v1841h-11176v1842" svg:viewBox="0 0 11177 3684">
          <text:p/>
        </draw:connector>
        <draw:line draw:style-name="gr5" draw:text-style-name="P5" draw:layer="layout" svg:x1="6.334cm" svg:y1="11.287cm" svg:x2="8.366cm" svg:y2="11.287cm">
          <text:p/>
        </draw:line>
        <draw:custom-shape draw:style-name="gr4" draw:text-style-name="P4" draw:layer="layout" svg:width="3.81cm" svg:height="2.159cm" svg:x="8.366cm" svg:y="10.271cm">
          <text:p text:style-name="P3"><text:span text:style-name="T2">Export to Unit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8.796cm" svg:height="10.795cm" svg:x="1.381cm" svg:y="15.859cm">
          <draw:text-box>
            <text:p><text:a xlink:href="http://wiki.polycount.com/wiki/Texture_types" xlink:type="simple">Types of Textures (Diffuse, Normal, Specular, etc.)</text:a></text:p>
          </draw:text-box>
        </draw:frame>
        <draw:frame draw:style-name="gr8" draw:text-style-name="P2" draw:layer="layout" svg:width="14.097cm" svg:height="1.143cm" svg:x="1.635cm" svg:y="17.256cm">
          <draw:text-box>
            <text:p><text:a xlink:href="https://farfarer.com/temp/normalMapMiniTut.jpg" xlink:type="simple">Normal Maps: Wrong Way/Correct Way</text:a></text:p>
          </draw:text-box>
        </draw:frame>
        <draw:frame draw:style-name="gr9" draw:text-style-name="P2" draw:layer="layout" svg:width="13.335cm" svg:height="1.397cm" svg:x="1.508cm" svg:y="18.78cm">
          <draw:text-box>
            <text:p><text:a xlink:href="https://www.youtube.com/watch?v=yP6Nj3oyS2g" xlink:type="simple">Importing Maya models into Unity</text:a></text:p>
          </draw:text-box>
        </draw:frame>
      </draw:page>
      <draw:page draw:name="page2" draw:style-name="dp1" draw:master-page-name="Default">
        <draw:custom-shape draw:style-name="gr10" draw:text-style-name="P7" draw:layer="layout" svg:width="4.191cm" svg:height="1.524cm" svg:x="8.747cm" svg:y="1.63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8.796cm" svg:height="2.921cm" svg:x="1.381cm" svg:y="1.635cm">
          <draw:text-box>
            <text:p text:style-name="P8"><text:span text:style-name="T4">NOTES</text:span></text:p>
          </draw:text-box>
        </draw:frame>
        <draw:frame draw:style-name="gr12" draw:text-style-name="P2" draw:layer="layout" svg:width="17.78cm" svg:height="10.926cm" svg:x="1.762cm" svg:y="5.191cm">
          <draw:text-box>
            <text:p>- Consider setting up a batch script to periodically commit to git server (github, maybe?).<text:line-break/><text:line-break/>-<text:span text:style-name="T5">Github</text:span> account:<text:line-break/><text:span text:style-name="T6">username: </text:span></text:p>
            <text:p text:style-name="P10"/>
            <text:p text:style-name="P10">NurbPoly</text:p>
            <text:p text:style-name="P10"/>
            <text:p text:style-name="P10">email:</text:p>
            <text:p text:style-name="P10"/>
            <text:p text:style-name="P11"><text:a xlink:href="mailto:pbriann1@gmail.com" xlink:type="simple">pbriann1@gmail.com</text:a></text:p>
            <text:p text:style-name="P10"/>
            <text:p text:style-name="P10">password:</text:p>
            <text:p text:style-name="P10"/>
            <text:p text:style-name="P10">L0ck3r467Y@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/>
    <style:font-face style:name="F" svg:font-family="" style:font-family-generic="roman"/>
    <style:font-face style:name="Helvetica1" svg:font-family="Helvetica, 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F" style:font-family-generic-asian="roman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ot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/>
    </style:style>
    <style:style style:name="Index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style:font-name-asian="Mangal" style:font-family-asian="Mangal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Mangal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style:font-name-asian="Mangal" style:font-family-asian="Mangal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7:30:38.666000000</meta:creation-date>
    <dc:date>2017-05-15T20:57:49.292000000</dc:date>
    <meta:editing-duration>PT50M7S</meta:editing-duration>
    <meta:editing-cycles>7</meta:editing-cycles>
    <meta:generator>LibreOffice/4.4.3.2$Windows_x86 LibreOffice_project/88805f81e9fe61362df02b9941de8e38a9b5fd16</meta:generator>
    <meta:document-statistic meta:object-count="18"/>
  </office:meta>
</office:document-meta>
</file>